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8000002425532D32396812A86.png" manifest:media-type="image/png"/>
  <manifest:file-entry manifest:full-path="Pictures/10000001000003190000026E2BF95872AC3E0F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ce7e7" officeooo:paragraph-rsid="000ce7e7"/>
    </style:style>
    <style:style style:name="P2" style:family="paragraph" style:parent-style-name="Text_20_body">
      <style:text-properties style:text-underline-style="solid" style:text-underline-width="auto" style:text-underline-color="font-color" officeooo:rsid="000ce7e7" officeooo:paragraph-rsid="000ce7e7"/>
    </style:style>
    <style:style style:name="P3" style:family="paragraph" style:parent-style-name="Text_20_body">
      <style:paragraph-properties fo:text-align="start" style:justify-single-word="false"/>
      <style:text-properties officeooo:rsid="000ce7e7" officeooo:paragraph-rsid="000ce7e7"/>
    </style:style>
    <style:style style:name="P4" style:family="paragraph" style:parent-style-name="Title">
      <style:text-properties style:text-underline-style="solid" style:text-underline-width="auto" style:text-underline-color="font-color" officeooo:rsid="000ce7e7" officeooo:paragraph-rsid="000ce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tion du projet personnel</text:p>
      <text:p text:style-name="P2"/>
      <text:p text:style-name="P1">Diagramme Use Case :</text:p>
      <text:p text:style-name="P3"><draw:frame draw:style-name="fr1" draw:name="Image1" text:anchor-type="char" svg:x="0.026cm" svg:y="-0.051cm" svg:width="10.91cm" svg:height="9.428cm" draw:z-index="0"><draw:image xlink:href="Pictures/10000001000003190000026E2BF95872AC3E0F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iagramme MCD :</text:p>
      <text:p text:style-name="P3"><draw:frame draw:style-name="fr1" draw:name="Image2" text:anchor-type="char" svg:x="0.021cm" svg:y="0cm" svg:width="9.285cm" svg:height="10.649cm" draw:z-index="1"><draw:image xlink:href="Pictures/10000001000001F8000002425532D32396812A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9:45.574000000</meta:creation-date>
    <dc:date>2024-04-23T10:56:28.358000000</dc:date>
    <meta:editing-duration>PT6M44S</meta:editing-duration>
    <meta:editing-cycles>1</meta:editing-cycles>
    <meta:document-statistic meta:table-count="0" meta:image-count="2" meta:object-count="0" meta:page-count="1" meta:paragraph-count="3" meta:word-count="11" meta:character-count="68" meta:non-whitespace-character-count="60"/>
    <meta:generator>LibreOffice/7.5.3.2$Windows_X86_64 LibreOffice_project/9f56dff12ba03b9acd7730a5a481eea045e468f3</meta:generator>
  </office:meta>
</office:document-meta>
</file>